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;5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6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6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6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6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6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6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6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6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6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6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6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6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6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6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6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6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6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6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1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71 and SW7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1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21 and SW2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6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6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6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6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6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6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6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6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6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6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6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6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6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6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6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6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6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6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6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 table:style-name="ce6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1</text:p>
          </table:table-cell>
          <table:table-cell table:style-name="ce6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6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6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6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6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6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6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6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6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6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6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6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6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6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6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6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6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 table:style-name="ce6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6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;176</text:p>
          </table:table-cell>
          <table:table-cell table:style-name="ce6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6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6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6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6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6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6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office:value-type="string" calcext:value-type="string">
            <text:p>U-20</text:p>
          </table:table-cell>
          <table:table-cell table:style-name="ce5" office:value-type="string" calcext:value-type="string">
            <text:p>48;4B</text:p>
          </table:table-cell>
          <table:table-cell table:style-name="ce6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office:value-type="string" calcext:value-type="string">
            <text:p>3-1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office:value-type="string" calcext:value-type="string">
            <text:p>U-4;5-8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C;177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12;SW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82;SW8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6;5F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23;SW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73;SW72</text:p>
          </table:table-cell>
          <table:table-cell table:number-columns-repeated="1016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8:32:36.576050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4-23T19:23:08.775904688</dc:date>
    <meta:editing-cycles>32</meta:editing-cycles>
    <meta:editing-duration>PT53M39S</meta:editing-duration>
    <meta:document-statistic meta:table-count="1" meta:cell-count="1743" meta:object-count="0"/>
    <meta:user-defined meta:name="WorkbookGuid">aaff3ff4-8355-4ae5-9d96-f9758044a40b</meta:user-defined>
  </office:meta>
</office:document-meta>
</file>